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8.789in" svg:y="4.7449in">
            <draw:object draw:notify-on-update-of-ranges="Hoja1.J13:Hoja1.J13 Hoja1.J14:Hoja1.J24 Hoja1.K13:Hoja1.K13 Hoja1.K14:Hoja1.K24 Hoja1.L13:Hoja1.L13 Hoja1.L14:Hoja1.L24 Hoja1.M13:Hoja1.M13 Hoja1.M14:Hoja1.M24 Hoja1.N13:Hoja1.N13 Hoja1.N14:Hoja1.N24 Hoja1.O13:Hoja1.O13 Hoja1.O14:Hoja1.O24 Hoja1.P13:Hoja1.P13 Hoja1.P14:Hoja1.P24 Hoja1.Q13:Hoja1.Q13 Hoja1.Q14:Hoja1.Q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1626in" svg:y="6.228in">
            <draw:object draw:notify-on-update-of-ranges="Hoja1.J13:Hoja1.J13 Hoja1.J14:Hoja1.J24 Hoja1.K13:Hoja1.K13 Hoja1.K14:Hoja1.K24 Hoja1.L13:Hoja1.L13 Hoja1.L14:Hoja1.L24 Hoja1.M13:Hoja1.M13 Hoja1.M14:Hoja1.M24 Hoja1.N13:Hoja1.N13 Hoja1.N14:Hoja1.N24 Hoja1.O13:Hoja1.O13 Hoja1.O14:Hoja1.O24 Hoja1.P13:Hoja1.P13 Hoja1.P14:Hoja1.P24 Hoja1.Q13:Hoja1.Q13 Hoja1.Q14:Hoja1.Q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/>
          <table:table-cell office:value-type="string">
            <text:p>0 0 0</text:p>
          </table:table-cell>
          <table:table-cell office:value-type="string">
            <text:p>0 0 1</text:p>
          </table:table-cell>
          <table:table-cell office:value-type="string">
            <text:p>0 1 0</text:p>
          </table:table-cell>
          <table:table-cell office:value-type="string">
            <text:p>1 0 0</text:p>
          </table:table-cell>
          <table:table-cell office:value-type="string">
            <text:p>1 0 1</text:p>
          </table:table-cell>
          <table:table-cell office:value-type="string">
            <text:p>1 1 0</text:p>
          </table:table-cell>
          <table:table-cell office:value-type="string">
            <text:p>1 1 1</text:p>
          </table:table-cell>
          <table:table-cell office:value-type="string">
            <text:p>0 1 1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office:value-type="string">
            <text:p>Poda 2 y 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9">
            <text:p>359</text:p>
          </table:table-cell>
          <table:table-cell table:style-name="ce1" office:value-type="float" office:value="847">
            <text:p>847</text:p>
          </table:table-cell>
          <table:table-cell office:value-type="float" office:value="872">
            <text:p>872</text:p>
          </table:table-cell>
          <table:table-cell office:value-type="float" office:value="857">
            <text:p>857</text:p>
          </table:table-cell>
          <table:table-cell office:value-type="float" office:value="859">
            <text:p>859</text:p>
          </table:table-cell>
          <table:table-cell table:formula="of:=[.B2]" office:value-type="float" office:value="846">
            <text:p>846</text:p>
          </table:table-cell>
          <table:table-cell table:formula="of:=[.C2]" office:value-type="float" office:value="351">
            <text:p>351</text:p>
          </table:table-cell>
          <table:table-cell table:formula="of:=[.D2]" office:value-type="float" office:value="352">
            <text:p>352</text:p>
          </table:table-cell>
          <table:table-cell table:formula="of:=[.E2]" office:value-type="float" office:value="359">
            <text:p>359</text:p>
          </table:table-cell>
          <table:table-cell table:formula="of:=[.F2]" office:value-type="float" office:value="847">
            <text:p>847</text:p>
          </table:table-cell>
          <table:table-cell table:formula="of:=[.G2]" office:value-type="float" office:value="872">
            <text:p>872</text:p>
          </table:table-cell>
          <table:table-cell table:formula="of:=[.H2]" office:value-type="float" office:value="857">
            <text:p>857</text:p>
          </table:table-cell>
          <table:table-cell table:formula="of:=[.I2]" office:value-type="float" office:value="859">
            <text:p>8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float" office:value="832">
            <text:p>832</text:p>
          </table:table-cell>
          <table:table-cell office:value-type="float" office:value="594">
            <text:p>594</text:p>
          </table:table-cell>
          <table:table-cell office:value-type="float" office:value="850">
            <text:p>850</text:p>
          </table:table-cell>
          <table:table-cell table:style-name="ce1" office:value-type="float" office:value="2038">
            <text:p>2038</text:p>
          </table:table-cell>
          <table:table-cell office:value-type="float" office:value="1484">
            <text:p>1484</text:p>
          </table:table-cell>
          <table:table-cell office:value-type="float" office:value="1449">
            <text:p>1449</text:p>
          </table:table-cell>
          <table:table-cell office:value-type="float" office:value="1454">
            <text:p>1454</text:p>
          </table:table-cell>
          <table:table-cell table:formula="of:=([.B3]+[.B4])/2" office:value-type="float" office:value="2228">
            <text:p>2228</text:p>
          </table:table-cell>
          <table:table-cell table:formula="of:=([.C3]+[.C4])/2" office:value-type="float" office:value="907">
            <text:p>907</text:p>
          </table:table-cell>
          <table:table-cell table:formula="of:=([.D3]+[.D4])/2" office:value-type="float" office:value="631">
            <text:p>631</text:p>
          </table:table-cell>
          <table:table-cell table:formula="of:=([.E3]+[.E4])/2" office:value-type="float" office:value="941.5">
            <text:p>941.5</text:p>
          </table:table-cell>
          <table:table-cell table:formula="of:=([.F3]+[.F4])/2" office:value-type="float" office:value="2220.5">
            <text:p>2220.5</text:p>
          </table:table-cell>
          <table:table-cell table:formula="of:=([.G3]+[.G4])/2" office:value-type="float" office:value="1584">
            <text:p>1584</text:p>
          </table:table-cell>
          <table:table-cell table:formula="of:=([.H3]+[.H4])/2" office:value-type="float" office:value="1542">
            <text:p>1542</text:p>
          </table:table-cell>
          <table:table-cell table:formula="of:=([.I3]+[.I4])/2" office:value-type="float" office:value="1555.5">
            <text:p>1555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40">
            <text:p>2440</text:p>
          </table:table-cell>
          <table:table-cell office:value-type="float" office:value="982">
            <text:p>982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table:style-name="ce1" office:value-type="float" office:value="2403">
            <text:p>2403</text:p>
          </table:table-cell>
          <table:table-cell office:value-type="float" office:value="1684">
            <text:p>1684</text:p>
          </table:table-cell>
          <table:table-cell office:value-type="float" office:value="1635">
            <text:p>1635</text:p>
          </table:table-cell>
          <table:table-cell office:value-type="float" office:value="1657">
            <text:p>1657</text:p>
          </table:table-cell>
          <table:table-cell table:formula="of:=([.B5]+[.B6])/2" office:value-type="float" office:value="10383">
            <text:p>10383</text:p>
          </table:table-cell>
          <table:table-cell table:formula="of:=([.C5]+[.C6])/2" office:value-type="float" office:value="4174">
            <text:p>4174</text:p>
          </table:table-cell>
          <table:table-cell table:formula="of:=([.D5]+[.D6])/2" office:value-type="float" office:value="2165">
            <text:p>2165</text:p>
          </table:table-cell>
          <table:table-cell table:formula="of:=([.E5]+[.E6])/2" office:value-type="float" office:value="3860.5">
            <text:p>3860.5</text:p>
          </table:table-cell>
          <table:table-cell table:formula="of:=([.F5]+[.F6])/2" office:value-type="float" office:value="10259.5">
            <text:p>10259.5</text:p>
          </table:table-cell>
          <table:table-cell table:formula="of:=([.G5]+[.G6])/2" office:value-type="float" office:value="5423">
            <text:p>5423</text:p>
          </table:table-cell>
          <table:table-cell table:formula="of:=([.H5]+[.H6])/2" office:value-type="float" office:value="5319.5">
            <text:p>5319.5</text:p>
          </table:table-cell>
          <table:table-cell table:formula="of:=([.I5]+[.I6])/2" office:value-type="float" office:value="5514">
            <text:p>55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120">
            <text:p>10120</text:p>
          </table:table-cell>
          <table:table-cell office:value-type="float" office:value="3959">
            <text:p>3959</text:p>
          </table:table-cell>
          <table:table-cell office:value-type="float" office:value="2012">
            <text:p>2012</text:p>
          </table:table-cell>
          <table:table-cell office:value-type="float" office:value="3684">
            <text:p>3684</text:p>
          </table:table-cell>
          <table:table-cell table:style-name="ce1" office:value-type="float" office:value="9758">
            <text:p>9758</text:p>
          </table:table-cell>
          <table:table-cell office:value-type="float" office:value="5037">
            <text:p>5037</text:p>
          </table:table-cell>
          <table:table-cell office:value-type="float" office:value="4938">
            <text:p>4938</text:p>
          </table:table-cell>
          <table:table-cell office:value-type="float" office:value="5295">
            <text:p>5295</text:p>
          </table:table-cell>
          <table:table-cell table:formula="of:=([.B7]+[.B8]+[.B9])/3" office:value-type="float" office:value="28012.6666666667">
            <text:p>28012.6666666667</text:p>
          </table:table-cell>
          <table:table-cell table:formula="of:=([.C7]+[.C8]+[.C9])/3" office:value-type="float" office:value="11417.6666666667">
            <text:p>11417.6666666667</text:p>
          </table:table-cell>
          <table:table-cell table:formula="of:=([.D7]+[.D8]+[.D9])/3" office:value-type="float" office:value="4232.66666666667">
            <text:p>4232.6666666667</text:p>
          </table:table-cell>
          <table:table-cell table:formula="of:=([.E7]+[.E8]+[.E9])/3" office:value-type="float" office:value="10474">
            <text:p>10474</text:p>
          </table:table-cell>
          <table:table-cell table:formula="of:=([.F7]+[.F8]+[.F9])/3" office:value-type="float" office:value="28169.3333333333">
            <text:p>28169.3333333333</text:p>
          </table:table-cell>
          <table:table-cell table:formula="of:=([.G7]+[.G8]+[.G9])/3" office:value-type="float" office:value="10083.3333333333">
            <text:p>10083.3333333333</text:p>
          </table:table-cell>
          <table:table-cell table:formula="of:=([.H7]+[.H8]+[.H9])/3" office:value-type="float" office:value="10417">
            <text:p>10417</text:p>
          </table:table-cell>
          <table:table-cell table:formula="of:=([.I7]+[.I8]+[.I9])/3" office:value-type="float" office:value="10001.6666666667">
            <text:p>10001.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646">
            <text:p>10646</text:p>
          </table:table-cell>
          <table:table-cell office:value-type="float" office:value="4389">
            <text:p>4389</text:p>
          </table:table-cell>
          <table:table-cell office:value-type="float" office:value="2318">
            <text:p>2318</text:p>
          </table:table-cell>
          <table:table-cell office:value-type="float" office:value="4037">
            <text:p>4037</text:p>
          </table:table-cell>
          <table:table-cell table:style-name="ce1" office:value-type="float" office:value="10761">
            <text:p>10761</text:p>
          </table:table-cell>
          <table:table-cell office:value-type="float" office:value="5809">
            <text:p>5809</text:p>
          </table:table-cell>
          <table:table-cell office:value-type="float" office:value="5701">
            <text:p>5701</text:p>
          </table:table-cell>
          <table:table-cell office:value-type="float" office:value="5733">
            <text:p>5733</text:p>
          </table:table-cell>
          <table:table-cell table:formula="of:=([.B10]+[.B11])/2" office:value-type="float" office:value="122906.5">
            <text:p>122906.5</text:p>
          </table:table-cell>
          <table:table-cell table:formula="of:=([.C10]+[.C11])/2" office:value-type="float" office:value="51028">
            <text:p>51028</text:p>
          </table:table-cell>
          <table:table-cell table:formula="of:=([.D10]+[.D11])/2" office:value-type="float" office:value="9545.5">
            <text:p>9545.5</text:p>
          </table:table-cell>
          <table:table-cell table:formula="of:=([.E10]+[.E11])/2" office:value-type="float" office:value="45759.5">
            <text:p>45759.5</text:p>
          </table:table-cell>
          <table:table-cell table:formula="of:=([.F10]+[.F11])/2" office:value-type="float" office:value="124996.5">
            <text:p>124996.5</text:p>
          </table:table-cell>
          <table:table-cell table:formula="of:=([.G10]+[.G11])/2" office:value-type="float" office:value="24320">
            <text:p>24320</text:p>
          </table:table-cell>
          <table:table-cell table:formula="of:=([.H10]+[.H11])/2" office:value-type="float" office:value="23849">
            <text:p>23849</text:p>
          </table:table-cell>
          <table:table-cell table:formula="of:=([.I10]+[.I11])/2" office:value-type="float" office:value="24061">
            <text:p>240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58">
            <text:p>28558</text:p>
          </table:table-cell>
          <table:table-cell office:value-type="float" office:value="11807">
            <text:p>11807</text:p>
          </table:table-cell>
          <table:table-cell office:value-type="float" office:value="2003">
            <text:p>2003</text:p>
          </table:table-cell>
          <table:table-cell office:value-type="float" office:value="10828">
            <text:p>10828</text:p>
          </table:table-cell>
          <table:table-cell table:style-name="ce1" office:value-type="float" office:value="29011">
            <text:p>29011</text:p>
          </table:table-cell>
          <table:table-cell office:value-type="float" office:value="5097">
            <text:p>5097</text:p>
          </table:table-cell>
          <table:table-cell office:value-type="float" office:value="5388">
            <text:p>5388</text:p>
          </table:table-cell>
          <table:table-cell office:value-type="float" office:value="5040">
            <text:p>5040</text:p>
          </table:table-cell>
          <table:table-cell table:formula="of:=([.B12]+[.B13]+[.B14]+[.B15])/4" office:value-type="float" office:value="272424.5">
            <text:p>272424.5</text:p>
          </table:table-cell>
          <table:table-cell table:formula="of:=([.C12]+[.C13]+[.C14]+[.C15])/4" office:value-type="float" office:value="201260">
            <text:p>201260</text:p>
          </table:table-cell>
          <table:table-cell table:formula="of:=([.D12]+[.D13]+[.D14]+[.D15])/4" office:value-type="float" office:value="26101.75">
            <text:p>26101.75</text:p>
          </table:table-cell>
          <table:table-cell table:formula="of:=([.E12]+[.E13]+[.E14]+[.E15])/4" office:value-type="float" office:value="180922.5">
            <text:p>180922.5</text:p>
          </table:table-cell>
          <table:table-cell table:formula="of:=([.F12]+[.F13]+[.F14]+[.F15])/4" office:value-type="float" office:value="251200">
            <text:p>251200</text:p>
          </table:table-cell>
          <table:table-cell table:formula="of:=([.G12]+[.G13]+[.G14]+[.G15])/4" office:value-type="float" office:value="66351.5">
            <text:p>66351.5</text:p>
          </table:table-cell>
          <table:table-cell table:formula="of:=([.H12]+[.H13]+[.H14]+[.H15])/4" office:value-type="float" office:value="66919">
            <text:p>66919</text:p>
          </table:table-cell>
          <table:table-cell table:formula="of:=([.I12]+[.I13]+[.I14]+[.I15])/4" office:value-type="float" office:value="65309.75">
            <text:p>65309.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56">
            <text:p>24256</text:p>
          </table:table-cell>
          <table:table-cell office:value-type="float" office:value="10120">
            <text:p>10120</text:p>
          </table:table-cell>
          <table:table-cell office:value-type="float" office:value="7259">
            <text:p>7259</text:p>
          </table:table-cell>
          <table:table-cell office:value-type="float" office:value="9140">
            <text:p>9140</text:p>
          </table:table-cell>
          <table:table-cell table:style-name="ce1" office:value-type="float" office:value="24679">
            <text:p>24679</text:p>
          </table:table-cell>
          <table:table-cell office:value-type="float" office:value="16479">
            <text:p>16479</text:p>
          </table:table-cell>
          <table:table-cell office:value-type="float" office:value="17483">
            <text:p>17483</text:p>
          </table:table-cell>
          <table:table-cell office:value-type="float" office:value="16395">
            <text:p>16395</text:p>
          </table:table-cell>
          <table:table-cell table:formula="of:=([.B16]+[.B17])/2" office:value-type="float" office:value="1109909.5">
            <text:p>1109909.5</text:p>
          </table:table-cell>
          <table:table-cell table:formula="of:=([.C16]+[.C17])/2" office:value-type="float" office:value="1088599">
            <text:p>1088599</text:p>
          </table:table-cell>
          <table:table-cell table:formula="of:=([.D16]+[.D17])/2" office:value-type="float" office:value="72186">
            <text:p>72186</text:p>
          </table:table-cell>
          <table:table-cell table:formula="of:=([.E16]+[.E17])/2" office:value-type="float" office:value="954268">
            <text:p>954268</text:p>
          </table:table-cell>
          <table:table-cell table:formula="of:=([.F16]+[.F17])/2" office:value-type="float" office:value="976502">
            <text:p>976502</text:p>
          </table:table-cell>
          <table:table-cell table:formula="of:=([.G16]+[.G17])/2" office:value-type="float" office:value="183938">
            <text:p>183938</text:p>
          </table:table-cell>
          <table:table-cell table:formula="of:=([.H16]+[.H17])/2" office:value-type="float" office:value="182739.5">
            <text:p>182739.5</text:p>
          </table:table-cell>
          <table:table-cell table:formula="of:=([.I16]+[.I17])/2" office:value-type="float" office:value="183144.5">
            <text:p>183144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224">
            <text:p>31224</text:p>
          </table:table-cell>
          <table:table-cell office:value-type="float" office:value="12326">
            <text:p>12326</text:p>
          </table:table-cell>
          <table:table-cell office:value-type="float" office:value="3436">
            <text:p>3436</text:p>
          </table:table-cell>
          <table:table-cell office:value-type="float" office:value="11454">
            <text:p>11454</text:p>
          </table:table-cell>
          <table:table-cell table:style-name="ce1" office:value-type="float" office:value="30818">
            <text:p>30818</text:p>
          </table:table-cell>
          <table:table-cell office:value-type="float" office:value="8674">
            <text:p>8674</text:p>
          </table:table-cell>
          <table:table-cell office:value-type="float" office:value="8380">
            <text:p>8380</text:p>
          </table:table-cell>
          <table:table-cell office:value-type="float" office:value="8570">
            <text:p>8570</text:p>
          </table:table-cell>
          <table:table-cell table:formula="of:=([.B18]+[.B19]+[.B20]+[.B21])/4" office:value-type="float" office:value="3715116">
            <text:p>3715116</text:p>
          </table:table-cell>
          <table:table-cell table:formula="of:=([.C18]+[.C19]+[.C20]+[.C21])/4" office:value-type="float" office:value="4234691">
            <text:p>4234691</text:p>
          </table:table-cell>
          <table:table-cell table:formula="of:=([.D18]+[.D19]+[.D20]+[.D21])/4" office:value-type="float" office:value="242276.75">
            <text:p>242276.75</text:p>
          </table:table-cell>
          <table:table-cell table:formula="of:=([.E18]+[.E19]+[.E20]+[.E21])/4" office:value-type="float" office:value="3769172">
            <text:p>3769172</text:p>
          </table:table-cell>
          <table:table-cell table:formula="of:=([.F18]+[.F19]+[.F20]+[.F21])/4" office:value-type="float" office:value="3694055">
            <text:p>3694055</text:p>
          </table:table-cell>
          <table:table-cell table:formula="of:=([.G18]+[.G19]+[.G20]+[.G21])/4" office:value-type="float" office:value="281070">
            <text:p>281070</text:p>
          </table:table-cell>
          <table:table-cell table:formula="of:=([.H18]+[.H19]+[.H20]+[.H21])/4" office:value-type="float" office:value="258179.5">
            <text:p>258179.5</text:p>
          </table:table-cell>
          <table:table-cell table:formula="of:=([.I18]+[.I19]+[.I20]+[.I21])/4" office:value-type="float" office:value="294393.75">
            <text:p>294393.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128">
            <text:p>132128</text:p>
          </table:table-cell>
          <table:table-cell office:value-type="float" office:value="55407">
            <text:p>55407</text:p>
          </table:table-cell>
          <table:table-cell office:value-type="float" office:value="6242">
            <text:p>6242</text:p>
          </table:table-cell>
          <table:table-cell office:value-type="float" office:value="49983">
            <text:p>49983</text:p>
          </table:table-cell>
          <table:table-cell table:style-name="ce1" office:value-type="float" office:value="136308">
            <text:p>136308</text:p>
          </table:table-cell>
          <table:table-cell office:value-type="float" office:value="15868">
            <text:p>15868</text:p>
          </table:table-cell>
          <table:table-cell office:value-type="float" office:value="15567">
            <text:p>15567</text:p>
          </table:table-cell>
          <table:table-cell office:value-type="float" office:value="15649">
            <text:p>15649</text:p>
          </table:table-cell>
          <table:table-cell table:formula="of:=([.B22]+[.B23]+[.B24])/3" office:value-type="float" office:value="19489884.6666667">
            <text:p>19489884.6666667</text:p>
          </table:table-cell>
          <table:table-cell table:formula="of:=([.C22]+[.C23]+[.C24])/3" office:value-type="float" office:value="22734685.3333333">
            <text:p>22734685.3333333</text:p>
          </table:table-cell>
          <table:table-cell table:formula="of:=([.D22]+[.D23]+[.D24])/3" office:value-type="float" office:value="686599">
            <text:p>686599</text:p>
          </table:table-cell>
          <table:table-cell table:formula="of:=([.E22]+[.E23]+[.E24])/3" office:value-type="float" office:value="20176725.3333333">
            <text:p>20176725.3333333</text:p>
          </table:table-cell>
          <table:table-cell table:formula="of:=([.F22]+[.F23]+[.F24])/3" office:value-type="float" office:value="19485666.3333333">
            <text:p>19485666.3333333</text:p>
          </table:table-cell>
          <table:table-cell table:formula="of:=([.G22]+[.G23]+[.G24])/3" office:value-type="float" office:value="645147.333333333">
            <text:p>645147.333333333</text:p>
          </table:table-cell>
          <table:table-cell table:formula="of:=([.H22]+[.H23]+[.H24])/3" office:value-type="float" office:value="629154.333333333">
            <text:p>629154.333333333</text:p>
          </table:table-cell>
          <table:table-cell table:formula="of:=([.I22]+[.I23]+[.I24])/3" office:value-type="float" office:value="651838">
            <text:p>6518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3685">
            <text:p>113685</text:p>
          </table:table-cell>
          <table:table-cell office:value-type="float" office:value="46649">
            <text:p>46649</text:p>
          </table:table-cell>
          <table:table-cell office:value-type="float" office:value="12849">
            <text:p>12849</text:p>
          </table:table-cell>
          <table:table-cell office:value-type="float" office:value="41536">
            <text:p>41536</text:p>
          </table:table-cell>
          <table:table-cell table:style-name="ce1" office:value-type="float" office:value="113685">
            <text:p>113685</text:p>
          </table:table-cell>
          <table:table-cell office:value-type="float" office:value="32772">
            <text:p>32772</text:p>
          </table:table-cell>
          <table:table-cell office:value-type="float" office:value="32131">
            <text:p>32131</text:p>
          </table:table-cell>
          <table:table-cell office:value-type="float" office:value="32473">
            <text:p>32473</text:p>
          </table:table-cell>
          <table:table-cell table:formula="of:=([.B25]+[.B26]+[.B27]+[.B28])/4" office:value-type="float" office:value="113563227">
            <text:p>113563227</text:p>
          </table:table-cell>
          <table:table-cell table:formula="of:=([.C25]+[.C26]+[.C27]+[.C28])/4" office:value-type="float" office:value="124572049.5">
            <text:p>124572049.5</text:p>
          </table:table-cell>
          <table:table-cell table:formula="of:=([.D25]+[.D26]+[.D27]+[.D28])/4" office:value-type="float" office:value="3264092">
            <text:p>3264092</text:p>
          </table:table-cell>
          <table:table-cell table:formula="of:=([.E25]+[.E26]+[.E27]+[.E28])/4" office:value-type="float" office:value="120481359.25">
            <text:p>120481359.25</text:p>
          </table:table-cell>
          <table:table-cell table:formula="of:=([.F25]+[.F26]+[.F27]+[.F28])/4" office:value-type="float" office:value="107872192.5">
            <text:p>107872192.5</text:p>
          </table:table-cell>
          <table:table-cell table:formula="of:=([.G25]+[.G26]+[.G27]+[.G28])/4" office:value-type="float" office:value="3026043">
            <text:p>3026043</text:p>
          </table:table-cell>
          <table:table-cell table:formula="of:=([.H25]+[.H26]+[.H27]+[.H28])/4" office:value-type="float" office:value="3032324.75">
            <text:p>3032324.75</text:p>
          </table:table-cell>
          <table:table-cell table:formula="of:=([.I25]+[.I26]+[.I27]+[.I28])/4" office:value-type="float" office:value="3038604.75">
            <text:p>3038604.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4810">
            <text:p>404810</text:p>
          </table:table-cell>
          <table:table-cell office:value-type="float" office:value="194069">
            <text:p>194069</text:p>
          </table:table-cell>
          <table:table-cell office:value-type="float" office:value="19228">
            <text:p>19228</text:p>
          </table:table-cell>
          <table:table-cell office:value-type="float" office:value="174404">
            <text:p>174404</text:p>
          </table:table-cell>
          <table:table-cell table:style-name="ce1" office:value-type="float" office:value="411393">
            <text:p>411393</text:p>
          </table:table-cell>
          <table:table-cell office:value-type="float" office:value="49045">
            <text:p>49045</text:p>
          </table:table-cell>
          <table:table-cell office:value-type="float" office:value="50552">
            <text:p>50552</text:p>
          </table:table-cell>
          <table:table-cell office:value-type="float" office:value="49036">
            <text:p>49036</text:p>
          </table:table-cell>
          <table:table-cell table:formula="of:=([.B29]+[.B30])/2" office:value-type="float" office:value="874729751.5">
            <text:p>874729751.5</text:p>
          </table:table-cell>
          <table:table-cell table:formula="of:=([.C29]+[.C30])/2" office:value-type="float" office:value="895128057.5">
            <text:p>895128057.5</text:p>
          </table:table-cell>
          <table:table-cell table:formula="of:=([.D29]+[.D30])/2" office:value-type="float" office:value="3520329.5">
            <text:p>3520329.5</text:p>
          </table:table-cell>
          <table:table-cell table:formula="of:=([.E29]+[.E30])/2" office:value-type="float" office:value="878714107">
            <text:p>878714107</text:p>
          </table:table-cell>
          <table:table-cell table:formula="of:=([.F29]+[.F30])/2" office:value-type="float" office:value="762721708.5">
            <text:p>762721708.5</text:p>
          </table:table-cell>
          <table:table-cell table:formula="of:=([.G29]+[.G30])/2" office:value-type="float" office:value="3296911.5">
            <text:p>3296911.5</text:p>
          </table:table-cell>
          <table:table-cell table:formula="of:=([.H29]+[.H30])/2" office:value-type="float" office:value="3348619.5">
            <text:p>3348619.5</text:p>
          </table:table-cell>
          <table:table-cell table:formula="of:=([.I29]+[.I30])/2" office:value-type="float" office:value="3261145">
            <text:p>32611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5643">
            <text:p>185643</text:p>
          </table:table-cell>
          <table:table-cell office:value-type="float" office:value="200834">
            <text:p>200834</text:p>
          </table:table-cell>
          <table:table-cell office:value-type="float" office:value="31912">
            <text:p>31912</text:p>
          </table:table-cell>
          <table:table-cell office:value-type="float" office:value="186092">
            <text:p>186092</text:p>
          </table:table-cell>
          <table:table-cell table:style-name="ce1" office:value-type="float" office:value="177015">
            <text:p>177015</text:p>
          </table:table-cell>
          <table:table-cell office:value-type="float" office:value="81505">
            <text:p>81505</text:p>
          </table:table-cell>
          <table:table-cell office:value-type="float" office:value="83805">
            <text:p>83805</text:p>
          </table:table-cell>
          <table:table-cell office:value-type="float" office:value="81548">
            <text:p>81548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office:value-type="string">
            <text:p>Poda 2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office:value-type="string">
            <text:p>Poda 2 y 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833">
            <text:p>224833</text:p>
          </table:table-cell>
          <table:table-cell office:value-type="float" office:value="197738">
            <text:p>197738</text:p>
          </table:table-cell>
          <table:table-cell office:value-type="float" office:value="29976">
            <text:p>29976</text:p>
          </table:table-cell>
          <table:table-cell office:value-type="float" office:value="178409">
            <text:p>178409</text:p>
          </table:table-cell>
          <table:table-cell table:style-name="ce1" office:value-type="float" office:value="190774">
            <text:p>190774</text:p>
          </table:table-cell>
          <table:table-cell office:value-type="float" office:value="75941">
            <text:p>75941</text:p>
          </table:table-cell>
          <table:table-cell office:value-type="float" office:value="75713">
            <text:p>75713</text:p>
          </table:table-cell>
          <table:table-cell office:value-type="float" office:value="75770">
            <text:p>75770</text:p>
          </table:table-cell>
          <table:table-cell table:formula="of:=[.J2]/POWER(10;3)" office:value-type="float" office:value="0.846">
            <text:p>0.846</text:p>
          </table:table-cell>
          <table:table-cell table:formula="of:=[.K2]/POWER(10;3)" office:value-type="float" office:value="0.351">
            <text:p>0.351</text:p>
          </table:table-cell>
          <table:table-cell table:formula="of:=[.L2]/POWER(10;3)" office:value-type="float" office:value="0.352">
            <text:p>0.352</text:p>
          </table:table-cell>
          <table:table-cell table:formula="of:=[.M2]/POWER(10;3)" office:value-type="float" office:value="0.359">
            <text:p>0.359</text:p>
          </table:table-cell>
          <table:table-cell table:formula="of:=[.N2]/POWER(10;3)" office:value-type="float" office:value="0.847">
            <text:p>0.847</text:p>
          </table:table-cell>
          <table:table-cell table:formula="of:=[.O2]/POWER(10;3)" office:value-type="float" office:value="0.872">
            <text:p>0.872</text:p>
          </table:table-cell>
          <table:table-cell table:formula="of:=[.P2]/POWER(10;3)" office:value-type="float" office:value="0.857">
            <text:p>0.857</text:p>
          </table:table-cell>
          <table:table-cell table:formula="of:=[.Q2]/POWER(10;3)" office:value-type="float" office:value="0.859">
            <text:p>0.8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4412">
            <text:p>274412</text:p>
          </table:table-cell>
          <table:table-cell office:value-type="float" office:value="212399">
            <text:p>212399</text:p>
          </table:table-cell>
          <table:table-cell office:value-type="float" office:value="23291">
            <text:p>23291</text:p>
          </table:table-cell>
          <table:table-cell office:value-type="float" office:value="184785">
            <text:p>184785</text:p>
          </table:table-cell>
          <table:table-cell table:style-name="ce1" office:value-type="float" office:value="225618">
            <text:p>225618</text:p>
          </table:table-cell>
          <table:table-cell office:value-type="float" office:value="58915">
            <text:p>58915</text:p>
          </table:table-cell>
          <table:table-cell office:value-type="float" office:value="57606">
            <text:p>57606</text:p>
          </table:table-cell>
          <table:table-cell office:value-type="float" office:value="54885">
            <text:p>54885</text:p>
          </table:table-cell>
          <table:table-cell table:formula="of:=[.J3]/POWER(10;3)" office:value-type="float" office:value="2.228">
            <text:p>2.228</text:p>
          </table:table-cell>
          <table:table-cell table:formula="of:=[.K3]/POWER(10;3)" office:value-type="float" office:value="0.907">
            <text:p>0.907</text:p>
          </table:table-cell>
          <table:table-cell table:formula="of:=[.L3]/POWER(10;3)" office:value-type="float" office:value="0.631">
            <text:p>0.631</text:p>
          </table:table-cell>
          <table:table-cell table:formula="of:=[.M3]/POWER(10;3)" office:value-type="float" office:value="0.9415">
            <text:p>0.9415</text:p>
          </table:table-cell>
          <table:table-cell table:formula="of:=[.N3]/POWER(10;3)" office:value-type="float" office:value="2.2205">
            <text:p>2.2205</text:p>
          </table:table-cell>
          <table:table-cell table:formula="of:=[.O3]/POWER(10;3)" office:value-type="float" office:value="1.584">
            <text:p>1.584</text:p>
          </table:table-cell>
          <table:table-cell table:formula="of:=[.P3]/POWER(10;3)" office:value-type="float" office:value="1.542">
            <text:p>1.542</text:p>
          </table:table-cell>
          <table:table-cell table:formula="of:=[.Q3]/POWER(10;3)" office:value-type="float" office:value="1.5555">
            <text:p>1.555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94870">
            <text:p>1294870</text:p>
          </table:table-cell>
          <table:table-cell office:value-type="float" office:value="1163131">
            <text:p>1163131</text:p>
          </table:table-cell>
          <table:table-cell office:value-type="float" office:value="80909">
            <text:p>80909</text:p>
          </table:table-cell>
          <table:table-cell office:value-type="float" office:value="1033776">
            <text:p>1033776</text:p>
          </table:table-cell>
          <table:table-cell table:style-name="ce1" office:value-type="float" office:value="1104563">
            <text:p>1104563</text:p>
          </table:table-cell>
          <table:table-cell office:value-type="float" office:value="205666">
            <text:p>205666</text:p>
          </table:table-cell>
          <table:table-cell office:value-type="float" office:value="206142">
            <text:p>206142</text:p>
          </table:table-cell>
          <table:table-cell office:value-type="float" office:value="206492">
            <text:p>206492</text:p>
          </table:table-cell>
          <table:table-cell table:formula="of:=[.J4]/POWER(10;3)" office:value-type="float" office:value="10.383">
            <text:p>10.383</text:p>
          </table:table-cell>
          <table:table-cell table:formula="of:=[.K4]/POWER(10;3)" office:value-type="float" office:value="4.174">
            <text:p>4.174</text:p>
          </table:table-cell>
          <table:table-cell table:formula="of:=[.L4]/POWER(10;3)" office:value-type="float" office:value="2.165">
            <text:p>2.165</text:p>
          </table:table-cell>
          <table:table-cell table:formula="of:=[.M4]/POWER(10;3)" office:value-type="float" office:value="3.8605">
            <text:p>3.8605</text:p>
          </table:table-cell>
          <table:table-cell table:formula="of:=[.N4]/POWER(10;3)" office:value-type="float" office:value="10.2595">
            <text:p>10.2595</text:p>
          </table:table-cell>
          <table:table-cell table:formula="of:=[.O4]/POWER(10;3)" office:value-type="float" office:value="5.423">
            <text:p>5.423</text:p>
          </table:table-cell>
          <table:table-cell table:formula="of:=[.P4]/POWER(10;3)" office:value-type="float" office:value="5.3195">
            <text:p>5.3195</text:p>
          </table:table-cell>
          <table:table-cell table:formula="of:=[.Q4]/POWER(10;3)" office:value-type="float" office:value="5.514">
            <text:p>5.51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24949">
            <text:p>924949</text:p>
          </table:table-cell>
          <table:table-cell office:value-type="float" office:value="1014067">
            <text:p>1014067</text:p>
          </table:table-cell>
          <table:table-cell office:value-type="float" office:value="63463">
            <text:p>63463</text:p>
          </table:table-cell>
          <table:table-cell office:value-type="float" office:value="874760">
            <text:p>874760</text:p>
          </table:table-cell>
          <table:table-cell table:style-name="ce1" office:value-type="float" office:value="848441">
            <text:p>848441</text:p>
          </table:table-cell>
          <table:table-cell office:value-type="float" office:value="162210">
            <text:p>162210</text:p>
          </table:table-cell>
          <table:table-cell office:value-type="float" office:value="159337">
            <text:p>159337</text:p>
          </table:table-cell>
          <table:table-cell office:value-type="float" office:value="159797">
            <text:p>159797</text:p>
          </table:table-cell>
          <table:table-cell table:formula="of:=[.J5]/POWER(10;3)" office:value-type="float" office:value="28.0126666666667">
            <text:p>28.0126666667</text:p>
          </table:table-cell>
          <table:table-cell table:formula="of:=[.K5]/POWER(10;3)" office:value-type="float" office:value="11.4176666666667">
            <text:p>11.4176666667</text:p>
          </table:table-cell>
          <table:table-cell table:formula="of:=[.L5]/POWER(10;3)" office:value-type="float" office:value="4.23266666666667">
            <text:p>4.2326666667</text:p>
          </table:table-cell>
          <table:table-cell table:formula="of:=[.M5]/POWER(10;3)" office:value-type="float" office:value="10.474">
            <text:p>10.474</text:p>
          </table:table-cell>
          <table:table-cell table:formula="of:=[.N5]/POWER(10;3)" office:value-type="float" office:value="28.1693333333333">
            <text:p>28.1693333333</text:p>
          </table:table-cell>
          <table:table-cell table:formula="of:=[.O5]/POWER(10;3)" office:value-type="float" office:value="10.0833333333333">
            <text:p>10.0833333333</text:p>
          </table:table-cell>
          <table:table-cell table:formula="of:=[.P5]/POWER(10;3)" office:value-type="float" office:value="10.417">
            <text:p>10.417</text:p>
          </table:table-cell>
          <table:table-cell table:formula="of:=[.Q5]/POWER(10;3)" office:value-type="float" office:value="10.0016666666667">
            <text:p>10.001666666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02504">
            <text:p>4802504</text:p>
          </table:table-cell>
          <table:table-cell office:value-type="float" office:value="5447764">
            <text:p>5447764</text:p>
          </table:table-cell>
          <table:table-cell office:value-type="float" office:value="96602">
            <text:p>96602</text:p>
          </table:table-cell>
          <table:table-cell office:value-type="float" office:value="4848609">
            <text:p>4848609</text:p>
          </table:table-cell>
          <table:table-cell table:style-name="ce1" office:value-type="float" office:value="4797310">
            <text:p>4797310</text:p>
          </table:table-cell>
          <table:table-cell office:value-type="float" office:value="236476">
            <text:p>236476</text:p>
          </table:table-cell>
          <table:table-cell office:value-type="float" office:value="238579">
            <text:p>238579</text:p>
          </table:table-cell>
          <table:table-cell office:value-type="float" office:value="243185">
            <text:p>243185</text:p>
          </table:table-cell>
          <table:table-cell table:formula="of:=[.J6]/POWER(10;3)" office:value-type="float" office:value="122.9065">
            <text:p>122.9065</text:p>
          </table:table-cell>
          <table:table-cell table:formula="of:=[.K6]/POWER(10;3)" office:value-type="float" office:value="51.028">
            <text:p>51.028</text:p>
          </table:table-cell>
          <table:table-cell table:formula="of:=[.L6]/POWER(10;3)" office:value-type="float" office:value="9.5455">
            <text:p>9.5455</text:p>
          </table:table-cell>
          <table:table-cell table:formula="of:=[.M6]/POWER(10;3)" office:value-type="float" office:value="45.7595">
            <text:p>45.7595</text:p>
          </table:table-cell>
          <table:table-cell table:formula="of:=[.N6]/POWER(10;3)" office:value-type="float" office:value="124.9965">
            <text:p>124.9965</text:p>
          </table:table-cell>
          <table:table-cell table:formula="of:=[.O6]/POWER(10;3)" office:value-type="float" office:value="24.32">
            <text:p>24.32</text:p>
          </table:table-cell>
          <table:table-cell table:formula="of:=[.P6]/POWER(10;3)" office:value-type="float" office:value="23.849">
            <text:p>23.849</text:p>
          </table:table-cell>
          <table:table-cell table:formula="of:=[.Q6]/POWER(10;3)" office:value-type="float" office:value="24.061">
            <text:p>24.06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08891">
            <text:p>3208891</text:p>
          </table:table-cell>
          <table:table-cell office:value-type="float" office:value="3694008">
            <text:p>3694008</text:p>
          </table:table-cell>
          <table:table-cell office:value-type="float" office:value="179516">
            <text:p>179516</text:p>
          </table:table-cell>
          <table:table-cell office:value-type="float" office:value="3316005">
            <text:p>3316005</text:p>
          </table:table-cell>
          <table:table-cell table:style-name="ce1" office:value-type="float" office:value="3272699">
            <text:p>3272699</text:p>
          </table:table-cell>
          <table:table-cell office:value-type="float" office:value="166335">
            <text:p>166335</text:p>
          </table:table-cell>
          <table:table-cell office:value-type="float" office:value="164788">
            <text:p>164788</text:p>
          </table:table-cell>
          <table:table-cell office:value-type="float" office:value="164408">
            <text:p>164408</text:p>
          </table:table-cell>
          <table:table-cell table:formula="of:=[.J7]/POWER(10;3)" office:value-type="float" office:value="272.4245">
            <text:p>272.4245</text:p>
          </table:table-cell>
          <table:table-cell table:formula="of:=[.K7]/POWER(10;3)" office:value-type="float" office:value="201.26">
            <text:p>201.26</text:p>
          </table:table-cell>
          <table:table-cell table:formula="of:=[.L7]/POWER(10;3)" office:value-type="float" office:value="26.10175">
            <text:p>26.10175</text:p>
          </table:table-cell>
          <table:table-cell table:formula="of:=[.M7]/POWER(10;3)" office:value-type="float" office:value="180.9225">
            <text:p>180.9225</text:p>
          </table:table-cell>
          <table:table-cell table:formula="of:=[.N7]/POWER(10;3)" office:value-type="float" office:value="251.2">
            <text:p>251.2</text:p>
          </table:table-cell>
          <table:table-cell table:formula="of:=[.O7]/POWER(10;3)" office:value-type="float" office:value="66.3515">
            <text:p>66.3515</text:p>
          </table:table-cell>
          <table:table-cell table:formula="of:=[.P7]/POWER(10;3)" office:value-type="float" office:value="66.919">
            <text:p>66.919</text:p>
          </table:table-cell>
          <table:table-cell table:formula="of:=[.Q7]/POWER(10;3)" office:value-type="float" office:value="65.30975">
            <text:p>65.309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67993">
            <text:p>2767993</text:p>
          </table:table-cell>
          <table:table-cell office:value-type="float" office:value="3101181">
            <text:p>3101181</text:p>
          </table:table-cell>
          <table:table-cell office:value-type="float" office:value="279949">
            <text:p>279949</text:p>
          </table:table-cell>
          <table:table-cell office:value-type="float" office:value="2779968">
            <text:p>2779968</text:p>
          </table:table-cell>
          <table:table-cell table:style-name="ce1" office:value-type="float" office:value="2714701">
            <text:p>2714701</text:p>
          </table:table-cell>
          <table:table-cell office:value-type="float" office:value="274554">
            <text:p>274554</text:p>
          </table:table-cell>
          <table:table-cell office:value-type="float" office:value="250985">
            <text:p>250985</text:p>
          </table:table-cell>
          <table:table-cell office:value-type="float" office:value="308901">
            <text:p>308901</text:p>
          </table:table-cell>
          <table:table-cell table:formula="of:=[.J8]/POWER(10;3)" office:value-type="float" office:value="1109.9095">
            <text:p>1109.9095</text:p>
          </table:table-cell>
          <table:table-cell table:formula="of:=[.K8]/POWER(10;3)" office:value-type="float" office:value="1088.599">
            <text:p>1088.599</text:p>
          </table:table-cell>
          <table:table-cell table:formula="of:=[.L8]/POWER(10;3)" office:value-type="float" office:value="72.186">
            <text:p>72.186</text:p>
          </table:table-cell>
          <table:table-cell table:formula="of:=[.M8]/POWER(10;3)" office:value-type="float" office:value="954.268">
            <text:p>954.268</text:p>
          </table:table-cell>
          <table:table-cell table:formula="of:=[.N8]/POWER(10;3)" office:value-type="float" office:value="976.502">
            <text:p>976.502</text:p>
          </table:table-cell>
          <table:table-cell table:formula="of:=[.O8]/POWER(10;3)" office:value-type="float" office:value="183.938">
            <text:p>183.938</text:p>
          </table:table-cell>
          <table:table-cell table:formula="of:=[.P8]/POWER(10;3)" office:value-type="float" office:value="182.7395">
            <text:p>182.7395</text:p>
          </table:table-cell>
          <table:table-cell table:formula="of:=[.Q8]/POWER(10;3)" office:value-type="float" office:value="183.1445">
            <text:p>183.144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81076">
            <text:p>4081076</text:p>
          </table:table-cell>
          <table:table-cell office:value-type="float" office:value="4695811">
            <text:p>4695811</text:p>
          </table:table-cell>
          <table:table-cell office:value-type="float" office:value="413040">
            <text:p>413040</text:p>
          </table:table-cell>
          <table:table-cell office:value-type="float" office:value="4132106">
            <text:p>4132106</text:p>
          </table:table-cell>
          <table:table-cell table:style-name="ce1" office:value-type="float" office:value="3991510">
            <text:p>3991510</text:p>
          </table:table-cell>
          <table:table-cell office:value-type="float" office:value="446915">
            <text:p>446915</text:p>
          </table:table-cell>
          <table:table-cell office:value-type="float" office:value="378366">
            <text:p>378366</text:p>
          </table:table-cell>
          <table:table-cell office:value-type="float" office:value="461081">
            <text:p>461081</text:p>
          </table:table-cell>
          <table:table-cell table:formula="of:=[.J9]/POWER(10;3)" office:value-type="float" office:value="3715.116">
            <text:p>3715.116</text:p>
          </table:table-cell>
          <table:table-cell table:formula="of:=[.K9]/POWER(10;3)" office:value-type="float" office:value="4234.691">
            <text:p>4234.691</text:p>
          </table:table-cell>
          <table:table-cell table:formula="of:=[.L9]/POWER(10;3)" office:value-type="float" office:value="242.27675">
            <text:p>242.27675</text:p>
          </table:table-cell>
          <table:table-cell table:formula="of:=[.M9]/POWER(10;3)" office:value-type="float" office:value="3769.172">
            <text:p>3769.172</text:p>
          </table:table-cell>
          <table:table-cell table:formula="of:=[.N9]/POWER(10;3)" office:value-type="float" office:value="3694.055">
            <text:p>3694.055</text:p>
          </table:table-cell>
          <table:table-cell table:formula="of:=[.O9]/POWER(10;3)" office:value-type="float" office:value="281.07">
            <text:p>281.07</text:p>
          </table:table-cell>
          <table:table-cell table:formula="of:=[.P9]/POWER(10;3)" office:value-type="float" office:value="258.1795">
            <text:p>258.1795</text:p>
          </table:table-cell>
          <table:table-cell table:formula="of:=[.Q9]/POWER(10;3)" office:value-type="float" office:value="294.39375">
            <text:p>294.393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555209">
            <text:p>19555209</text:p>
          </table:table-cell>
          <table:table-cell office:value-type="float" office:value="22834509">
            <text:p>22834509</text:p>
          </table:table-cell>
          <table:table-cell office:value-type="float" office:value="646373">
            <text:p>646373</text:p>
          </table:table-cell>
          <table:table-cell office:value-type="float" office:value="20383839">
            <text:p>20383839</text:p>
          </table:table-cell>
          <table:table-cell table:style-name="ce1" office:value-type="float" office:value="20178172">
            <text:p>20178172</text:p>
          </table:table-cell>
          <table:table-cell office:value-type="float" office:value="590700">
            <text:p>590700</text:p>
          </table:table-cell>
          <table:table-cell office:value-type="float" office:value="590897">
            <text:p>590897</text:p>
          </table:table-cell>
          <table:table-cell office:value-type="float" office:value="595737">
            <text:p>595737</text:p>
          </table:table-cell>
          <table:table-cell table:formula="of:=[.J10]/POWER(10;3)" office:value-type="float" office:value="19489.8846666667">
            <text:p>19489.8846666667</text:p>
          </table:table-cell>
          <table:table-cell table:formula="of:=[.K10]/POWER(10;3)" office:value-type="float" office:value="22734.6853333333">
            <text:p>22734.6853333333</text:p>
          </table:table-cell>
          <table:table-cell table:formula="of:=[.L10]/POWER(10;3)" office:value-type="float" office:value="686.599">
            <text:p>686.599</text:p>
          </table:table-cell>
          <table:table-cell table:formula="of:=[.M10]/POWER(10;3)" office:value-type="float" office:value="20176.7253333333">
            <text:p>20176.7253333333</text:p>
          </table:table-cell>
          <table:table-cell table:formula="of:=[.N10]/POWER(10;3)" office:value-type="float" office:value="19485.6663333333">
            <text:p>19485.6663333333</text:p>
          </table:table-cell>
          <table:table-cell table:formula="of:=[.O10]/POWER(10;3)" office:value-type="float" office:value="645.147333333333">
            <text:p>645.1473333333</text:p>
          </table:table-cell>
          <table:table-cell table:formula="of:=[.P10]/POWER(10;3)" office:value-type="float" office:value="629.154333333333">
            <text:p>629.1543333333</text:p>
          </table:table-cell>
          <table:table-cell table:formula="of:=[.Q10]/POWER(10;3)" office:value-type="float" office:value="651.838">
            <text:p>651.83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138208">
            <text:p>11138208</text:p>
          </table:table-cell>
          <table:table-cell office:value-type="float" office:value="12722827">
            <text:p>12722827</text:p>
          </table:table-cell>
          <table:table-cell office:value-type="float" office:value="943720">
            <text:p>943720</text:p>
          </table:table-cell>
          <table:table-cell office:value-type="float" office:value="11384555">
            <text:p>11384555</text:p>
          </table:table-cell>
          <table:table-cell table:style-name="ce1" office:value-type="float" office:value="11170957">
            <text:p>11170957</text:p>
          </table:table-cell>
          <table:table-cell office:value-type="float" office:value="910459">
            <text:p>910459</text:p>
          </table:table-cell>
          <table:table-cell office:value-type="float" office:value="860767">
            <text:p>860767</text:p>
          </table:table-cell>
          <table:table-cell office:value-type="float" office:value="865932">
            <text:p>865932</text:p>
          </table:table-cell>
          <table:table-cell table:formula="of:=[.J11]/POWER(10;3)" office:value-type="float" office:value="113563.227">
            <text:p>113563.227</text:p>
          </table:table-cell>
          <table:table-cell table:formula="of:=[.K11]/POWER(10;3)" office:value-type="float" office:value="124572.0495">
            <text:p>124572.0495</text:p>
          </table:table-cell>
          <table:table-cell table:formula="of:=[.L11]/POWER(10;3)" office:value-type="float" office:value="3264.092">
            <text:p>3264.092</text:p>
          </table:table-cell>
          <table:table-cell table:formula="of:=[.M11]/POWER(10;3)" office:value-type="float" office:value="120481.35925">
            <text:p>120481.35925</text:p>
          </table:table-cell>
          <table:table-cell table:formula="of:=[.N11]/POWER(10;3)" office:value-type="float" office:value="107872.1925">
            <text:p>107872.1925</text:p>
          </table:table-cell>
          <table:table-cell table:formula="of:=[.O11]/POWER(10;3)" office:value-type="float" office:value="3026.043">
            <text:p>3026.043</text:p>
          </table:table-cell>
          <table:table-cell table:formula="of:=[.P11]/POWER(10;3)" office:value-type="float" office:value="3032.32475">
            <text:p>3032.32475</text:p>
          </table:table-cell>
          <table:table-cell table:formula="of:=[.Q11]/POWER(10;3)" office:value-type="float" office:value="3038.60475">
            <text:p>3038.604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776237">
            <text:p>27776237</text:p>
          </table:table-cell>
          <table:table-cell office:value-type="float" office:value="32646720">
            <text:p>32646720</text:p>
          </table:table-cell>
          <table:table-cell office:value-type="float" office:value="469704">
            <text:p>469704</text:p>
          </table:table-cell>
          <table:table-cell office:value-type="float" office:value="28761782">
            <text:p>28761782</text:p>
          </table:table-cell>
          <table:table-cell table:style-name="ce1" office:value-type="float" office:value="27107870">
            <text:p>27107870</text:p>
          </table:table-cell>
          <table:table-cell office:value-type="float" office:value="434283">
            <text:p>434283</text:p>
          </table:table-cell>
          <table:table-cell office:value-type="float" office:value="435799">
            <text:p>435799</text:p>
          </table:table-cell>
          <table:table-cell office:value-type="float" office:value="493845">
            <text:p>493845</text:p>
          </table:table-cell>
          <table:table-cell table:formula="of:=[.J12]/POWER(10;3)" office:value-type="float" office:value="874729.7515">
            <text:p>874729.7515</text:p>
          </table:table-cell>
          <table:table-cell table:formula="of:=[.K12]/POWER(10;3)" office:value-type="float" office:value="895128.0575">
            <text:p>895128.0575</text:p>
          </table:table-cell>
          <table:table-cell table:formula="of:=[.L12]/POWER(10;3)" office:value-type="float" office:value="3520.3295">
            <text:p>3520.3295</text:p>
          </table:table-cell>
          <table:table-cell table:formula="of:=[.M12]/POWER(10;3)" office:value-type="float" office:value="878714.107">
            <text:p>878714.107</text:p>
          </table:table-cell>
          <table:table-cell table:formula="of:=[.N12]/POWER(10;3)" office:value-type="float" office:value="762721.7085">
            <text:p>762721.7085</text:p>
          </table:table-cell>
          <table:table-cell table:formula="of:=[.O12]/POWER(10;3)" office:value-type="float" office:value="3296.9115">
            <text:p>3296.9115</text:p>
          </table:table-cell>
          <table:table-cell table:formula="of:=[.P12]/POWER(10;3)" office:value-type="float" office:value="3348.6195">
            <text:p>3348.6195</text:p>
          </table:table-cell>
          <table:table-cell table:formula="of:=[.Q12]/POWER(10;3)" office:value-type="float" office:value="3261.145">
            <text:p>3261.1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2632276">
            <text:p>112632276</text:p>
          </table:table-cell>
          <table:table-cell office:value-type="float" office:value="131276371">
            <text:p>131276371</text:p>
          </table:table-cell>
          <table:table-cell office:value-type="float" office:value="9622336">
            <text:p>9622336</text:p>
          </table:table-cell>
          <table:table-cell office:value-type="float" office:value="126134172">
            <text:p>126134172</text:p>
          </table:table-cell>
          <table:table-cell table:style-name="ce1" office:value-type="float" office:value="116232808">
            <text:p>116232808</text:p>
          </table:table-cell>
          <table:table-cell office:value-type="float" office:value="8780184">
            <text:p>8780184</text:p>
          </table:table-cell>
          <table:table-cell office:value-type="float" office:value="8868142">
            <text:p>8868142</text:p>
          </table:table-cell>
          <table:table-cell office:value-type="float" office:value="8868081">
            <text:p>8868081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191756">
            <text:p>81191756</text:p>
          </table:table-cell>
          <table:table-cell office:value-type="float" office:value="89008247">
            <text:p>89008247</text:p>
          </table:table-cell>
          <table:table-cell office:value-type="float" office:value="2287443">
            <text:p>2287443</text:p>
          </table:table-cell>
          <table:table-cell office:value-type="float" office:value="84891627">
            <text:p>84891627</text:p>
          </table:table-cell>
          <table:table-cell table:style-name="ce1" office:value-type="float" office:value="79579668">
            <text:p>79579668</text:p>
          </table:table-cell>
          <table:table-cell office:value-type="float" office:value="2268990">
            <text:p>2268990</text:p>
          </table:table-cell>
          <table:table-cell office:value-type="float" office:value="2225508">
            <text:p>2225508</text:p>
          </table:table-cell>
          <table:table-cell office:value-type="float" office:value="2243669">
            <text:p>224366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129985">
            <text:p>73129985</text:p>
          </table:table-cell>
          <table:table-cell office:value-type="float" office:value="77429085">
            <text:p>77429085</text:p>
          </table:table-cell>
          <table:table-cell office:value-type="float" office:value="774283">
            <text:p>774283</text:p>
          </table:table-cell>
          <table:table-cell office:value-type="float" office:value="77554289">
            <text:p>77554289</text:p>
          </table:table-cell>
          <table:table-cell table:style-name="ce1" office:value-type="float" office:value="68818560">
            <text:p>68818560</text:p>
          </table:table-cell>
          <table:table-cell office:value-type="float" office:value="708125">
            <text:p>708125</text:p>
          </table:table-cell>
          <table:table-cell office:value-type="float" office:value="697642">
            <text:p>697642</text:p>
          </table:table-cell>
          <table:table-cell office:value-type="float" office:value="702687">
            <text:p>702687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7298891">
            <text:p>187298891</text:p>
          </table:table-cell>
          <table:table-cell office:value-type="float" office:value="200574495">
            <text:p>200574495</text:p>
          </table:table-cell>
          <table:table-cell office:value-type="float" office:value="372306">
            <text:p>372306</text:p>
          </table:table-cell>
          <table:table-cell office:value-type="float" office:value="193345349">
            <text:p>193345349</text:p>
          </table:table-cell>
          <table:table-cell table:style-name="ce1" office:value-type="float" office:value="166857734">
            <text:p>166857734</text:p>
          </table:table-cell>
          <table:table-cell office:value-type="float" office:value="346873">
            <text:p>346873</text:p>
          </table:table-cell>
          <table:table-cell office:value-type="float" office:value="338007">
            <text:p>338007</text:p>
          </table:table-cell>
          <table:table-cell office:value-type="float" office:value="339982">
            <text:p>339982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80956176">
            <text:p>880956176</text:p>
          </table:table-cell>
          <table:table-cell office:value-type="float" office:value="899819038">
            <text:p>899819038</text:p>
          </table:table-cell>
          <table:table-cell office:value-type="float" office:value="3993296">
            <text:p>3993296</text:p>
          </table:table-cell>
          <table:table-cell office:value-type="float" office:value="916026557">
            <text:p>916026557</text:p>
          </table:table-cell>
          <table:table-cell table:style-name="ce1" office:value-type="float" office:value="794090684">
            <text:p>794090684</text:p>
          </table:table-cell>
          <table:table-cell office:value-type="float" office:value="3673359">
            <text:p>3673359</text:p>
          </table:table-cell>
          <table:table-cell office:value-type="float" office:value="3806697">
            <text:p>3806697</text:p>
          </table:table-cell>
          <table:table-cell office:value-type="float" office:value="3660724">
            <text:p>3660724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68503327">
            <text:p>868503327</text:p>
          </table:table-cell>
          <table:table-cell office:value-type="float" office:value="890437077">
            <text:p>890437077</text:p>
          </table:table-cell>
          <table:table-cell office:value-type="float" office:value="3047363">
            <text:p>3047363</text:p>
          </table:table-cell>
          <table:table-cell office:value-type="float" office:value="841401657">
            <text:p>841401657</text:p>
          </table:table-cell>
          <table:table-cell table:style-name="ce1" office:value-type="float" office:value="731352733">
            <text:p>731352733</text:p>
          </table:table-cell>
          <table:table-cell office:value-type="float" office:value="2920464">
            <text:p>2920464</text:p>
          </table:table-cell>
          <table:table-cell office:value-type="float" office:value="2890542">
            <text:p>2890542</text:p>
          </table:table-cell>
          <table:table-cell office:value-type="float" office:value="2861566">
            <text:p>2861566</text:p>
          </table:table-cell>
          <table:table-cell table:number-columns-repeated="8"/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07:01:04</dc:date>
    <dc:creator>Sebastián Nale</dc:creator>
    <meta:generator>LibreOffice/3.5$Linux_X86_64 LibreOffice_project/350m1$Build-2</meta:generator>
    <meta:editing-duration>P0D</meta:editing-duration>
    <meta:editing-cycles>4</meta:editing-cycles>
    <meta:document-statistic meta:table-count="1" meta:cell-count="4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17cm" svg:y="0.316cm" chart:style-name="ch2">
          <text:p>Comparación de las podas para n*m colores</text:p>
        </chart:title>
        <chart:legend chart:legend-position="end" svg:x="12.592cm" svg:y="2.458cm" style:legend-expansion="high" chart:style-name="ch3"/>
        <chart:plot-area chart:style-name="ch4" table:cell-range-address="Hoja1.J13:Hoja1.Q24" chart:data-source-has-labels="row" svg:x="1.331cm" svg:y="1.635cm" svg:width="10.621cm" svg:height="6.204cm">
          <chartooo:coordinate-region svg:x="2.878cm" svg:y="1.834cm" svg:width="8.887cm" svg:height="5.358cm"/>
          <chart:axis chart:dimension="x" chart:name="primary-x" chart:style-name="ch5">
            <chart:title svg:x="5.367cm" svg:y="8.019cm" chart:style-name="ch6">
              <text:p>Dimension(n*m)</text:p>
            </chart:title>
          </chart:axis>
          <chart:axis chart:dimension="y" chart:name="primary-y" chart:style-name="ch5">
            <chart:title svg:x="0.451cm" svg:y="6.607cm" chart:style-name="ch7">
              <text:p>Tiempo(microsegundos)</text:p>
            </chart:title>
            <chart:grid chart:style-name="ch8" chart:class="major"/>
          </chart:axis>
          <chart:series chart:style-name="ch9" chart:values-cell-range-address="Hoja1.J14:Hoja1.J24" chart:label-cell-address="Hoja1.J13:Hoja1.J13" chart:class="chart:line">
            <chart:data-point chart:repeated="11"/>
          </chart:series>
          <chart:series chart:style-name="ch10" chart:values-cell-range-address="Hoja1.K14:Hoja1.K24" chart:label-cell-address="Hoja1.K13:Hoja1.K13" chart:class="chart:line">
            <chart:data-point chart:repeated="11"/>
          </chart:series>
          <chart:series chart:style-name="ch11" chart:values-cell-range-address="Hoja1.L14:Hoja1.L24" chart:label-cell-address="Hoja1.L13:Hoja1.L13" chart:class="chart:line">
            <chart:data-point chart:repeated="11"/>
          </chart:series>
          <chart:series chart:style-name="ch12" chart:values-cell-range-address="Hoja1.M14:Hoja1.M24" chart:label-cell-address="Hoja1.M13:Hoja1.M13" chart:class="chart:line">
            <chart:data-point chart:repeated="11"/>
          </chart:series>
          <chart:series chart:style-name="ch13" chart:values-cell-range-address="Hoja1.N14:Hoja1.N24" chart:label-cell-address="Hoja1.N13:Hoja1.N13" chart:class="chart:line">
            <chart:data-point chart:repeated="11"/>
          </chart:series>
          <chart:series chart:style-name="ch14" chart:values-cell-range-address="Hoja1.O14:Hoja1.O24" chart:label-cell-address="Hoja1.O13:Hoja1.O13" chart:class="chart:line">
            <chart:data-point chart:repeated="11"/>
          </chart:series>
          <chart:series chart:style-name="ch15" chart:values-cell-range-address="Hoja1.P14:Hoja1.P24" chart:label-cell-address="Hoja1.P13:Hoja1.P13" chart:class="chart:line">
            <chart:data-point chart:repeated="11"/>
          </chart:series>
          <chart:series chart:style-name="ch16" chart:values-cell-range-address="Hoja1.Q14:Hoja1.Q24" chart:label-cell-address="Hoja1.Q13:Hoja1.Q1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J13:Hoja1.J13</svg:desc>
                </draw:g>
              </table:table-cell>
              <table:table-cell office:value-type="string">
                <text:p>Poda 3</text:p>
                <draw:g>
                  <svg:desc>Hoja1.K13:Hoja1.K13</svg:desc>
                </draw:g>
              </table:table-cell>
              <table:table-cell office:value-type="string">
                <text:p>Poda 2</text:p>
                <draw:g>
                  <svg:desc>Hoja1.L13:Hoja1.L13</svg:desc>
                </draw:g>
              </table:table-cell>
              <table:table-cell office:value-type="string">
                <text:p>Poda 1</text:p>
                <draw:g>
                  <svg:desc>Hoja1.M13:Hoja1.M13</svg:desc>
                </draw:g>
              </table:table-cell>
              <table:table-cell office:value-type="string">
                <text:p>Poda 1 y 3</text:p>
                <draw:g>
                  <svg:desc>Hoja1.N13:Hoja1.N13</svg:desc>
                </draw:g>
              </table:table-cell>
              <table:table-cell office:value-type="string">
                <text:p>Poda 1 y 2</text:p>
                <draw:g>
                  <svg:desc>Hoja1.O13:Hoja1.O13</svg:desc>
                </draw:g>
              </table:table-cell>
              <table:table-cell office:value-type="string">
                <text:p>Poda 1, 2 y 3</text:p>
                <draw:g>
                  <svg:desc>Hoja1.P13:Hoja1.P13</svg:desc>
                </draw:g>
              </table:table-cell>
              <table:table-cell office:value-type="string">
                <text:p>Poda 2 y 3</text:p>
                <draw:g>
                  <svg:desc>Hoja1.Q13:Hoja1.Q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6">
                <text:p>0.846</text:p>
                <draw:g>
                  <svg:desc>Hoja1.J14:Hoja1.J24</svg:desc>
                </draw:g>
              </table:table-cell>
              <table:table-cell office:value-type="float" office:value="0.351">
                <text:p>0.351</text:p>
                <draw:g>
                  <svg:desc>Hoja1.K14:Hoja1.K24</svg:desc>
                </draw:g>
              </table:table-cell>
              <table:table-cell office:value-type="float" office:value="0.352">
                <text:p>0.352</text:p>
                <draw:g>
                  <svg:desc>Hoja1.L14:Hoja1.L24</svg:desc>
                </draw:g>
              </table:table-cell>
              <table:table-cell office:value-type="float" office:value="0.359">
                <text:p>0.359</text:p>
                <draw:g>
                  <svg:desc>Hoja1.M14:Hoja1.M24</svg:desc>
                </draw:g>
              </table:table-cell>
              <table:table-cell office:value-type="float" office:value="0.847">
                <text:p>0.847</text:p>
                <draw:g>
                  <svg:desc>Hoja1.N14:Hoja1.N24</svg:desc>
                </draw:g>
              </table:table-cell>
              <table:table-cell office:value-type="float" office:value="0.872">
                <text:p>0.872</text:p>
                <draw:g>
                  <svg:desc>Hoja1.O14:Hoja1.O24</svg:desc>
                </draw:g>
              </table:table-cell>
              <table:table-cell office:value-type="float" office:value="0.857">
                <text:p>0.857</text:p>
                <draw:g>
                  <svg:desc>Hoja1.P14:Hoja1.P24</svg:desc>
                </draw:g>
              </table:table-cell>
              <table:table-cell office:value-type="float" office:value="0.859">
                <text:p>0.859</text:p>
                <draw:g>
                  <svg:desc>Hoja1.Q14:Hoja1.Q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28">
                <text:p>2.228</text:p>
              </table:table-cell>
              <table:table-cell office:value-type="float" office:value="0.907">
                <text:p>0.907</text:p>
              </table:table-cell>
              <table:table-cell office:value-type="float" office:value="0.631">
                <text:p>0.631</text:p>
              </table:table-cell>
              <table:table-cell office:value-type="float" office:value="0.9415">
                <text:p>0.9415</text:p>
              </table:table-cell>
              <table:table-cell office:value-type="float" office:value="2.2205">
                <text:p>2.2205</text:p>
              </table:table-cell>
              <table:table-cell office:value-type="float" office:value="1.584">
                <text:p>1.584</text:p>
              </table:table-cell>
              <table:table-cell office:value-type="float" office:value="1.542">
                <text:p>1.542</text:p>
              </table:table-cell>
              <table:table-cell office:value-type="float" office:value="1.5555">
                <text:p>1.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83">
                <text:p>10.383</text:p>
              </table:table-cell>
              <table:table-cell office:value-type="float" office:value="4.174">
                <text:p>4.174</text:p>
              </table:table-cell>
              <table:table-cell office:value-type="float" office:value="2.165">
                <text:p>2.165</text:p>
              </table:table-cell>
              <table:table-cell office:value-type="float" office:value="3.8605">
                <text:p>3.8605</text:p>
              </table:table-cell>
              <table:table-cell office:value-type="float" office:value="10.2595">
                <text:p>10.2595</text:p>
              </table:table-cell>
              <table:table-cell office:value-type="float" office:value="5.423">
                <text:p>5.423</text:p>
              </table:table-cell>
              <table:table-cell office:value-type="float" office:value="5.3195">
                <text:p>5.3195</text:p>
              </table:table-cell>
              <table:table-cell office:value-type="float" office:value="5.514">
                <text:p>5.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0126666666667">
                <text:p>28.0126666666667</text:p>
              </table:table-cell>
              <table:table-cell office:value-type="float" office:value="11.4176666666667">
                <text:p>11.4176666666667</text:p>
              </table:table-cell>
              <table:table-cell office:value-type="float" office:value="4.23266666666667">
                <text:p>4.23266666666667</text:p>
              </table:table-cell>
              <table:table-cell office:value-type="float" office:value="10.474">
                <text:p>10.474</text:p>
              </table:table-cell>
              <table:table-cell office:value-type="float" office:value="28.1693333333333">
                <text:p>28.1693333333333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10.417">
                <text:p>10.417</text:p>
              </table:table-cell>
              <table:table-cell office:value-type="float" office:value="10.0016666666667">
                <text:p>10.00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9065">
                <text:p>122.9065</text:p>
              </table:table-cell>
              <table:table-cell office:value-type="float" office:value="51.028">
                <text:p>51.028</text:p>
              </table:table-cell>
              <table:table-cell office:value-type="float" office:value="9.5455">
                <text:p>9.5455</text:p>
              </table:table-cell>
              <table:table-cell office:value-type="float" office:value="45.7595">
                <text:p>45.7595</text:p>
              </table:table-cell>
              <table:table-cell office:value-type="float" office:value="124.9965">
                <text:p>124.9965</text:p>
              </table:table-cell>
              <table:table-cell office:value-type="float" office:value="24.32">
                <text:p>24.32</text:p>
              </table:table-cell>
              <table:table-cell office:value-type="float" office:value="23.849">
                <text:p>23.849</text:p>
              </table:table-cell>
              <table:table-cell office:value-type="float" office:value="24.061">
                <text:p>24.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.4245">
                <text:p>272.4245</text:p>
              </table:table-cell>
              <table:table-cell office:value-type="float" office:value="201.26">
                <text:p>201.26</text:p>
              </table:table-cell>
              <table:table-cell office:value-type="float" office:value="26.10175">
                <text:p>26.10175</text:p>
              </table:table-cell>
              <table:table-cell office:value-type="float" office:value="180.9225">
                <text:p>180.9225</text:p>
              </table:table-cell>
              <table:table-cell office:value-type="float" office:value="251.2">
                <text:p>251.2</text:p>
              </table:table-cell>
              <table:table-cell office:value-type="float" office:value="66.3515">
                <text:p>66.3515</text:p>
              </table:table-cell>
              <table:table-cell office:value-type="float" office:value="66.919">
                <text:p>66.919</text:p>
              </table:table-cell>
              <table:table-cell office:value-type="float" office:value="65.30975">
                <text:p>65.30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9.9095">
                <text:p>1109.9095</text:p>
              </table:table-cell>
              <table:table-cell office:value-type="float" office:value="1088.599">
                <text:p>1088.599</text:p>
              </table:table-cell>
              <table:table-cell office:value-type="float" office:value="72.186">
                <text:p>72.186</text:p>
              </table:table-cell>
              <table:table-cell office:value-type="float" office:value="954.268">
                <text:p>954.268</text:p>
              </table:table-cell>
              <table:table-cell office:value-type="float" office:value="976.502">
                <text:p>976.502</text:p>
              </table:table-cell>
              <table:table-cell office:value-type="float" office:value="183.938">
                <text:p>183.938</text:p>
              </table:table-cell>
              <table:table-cell office:value-type="float" office:value="182.7395">
                <text:p>182.7395</text:p>
              </table:table-cell>
              <table:table-cell office:value-type="float" office:value="183.1445">
                <text:p>183.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5.116">
                <text:p>3715.116</text:p>
              </table:table-cell>
              <table:table-cell office:value-type="float" office:value="4234.691">
                <text:p>4234.691</text:p>
              </table:table-cell>
              <table:table-cell office:value-type="float" office:value="242.27675">
                <text:p>242.27675</text:p>
              </table:table-cell>
              <table:table-cell office:value-type="float" office:value="3769.172">
                <text:p>3769.172</text:p>
              </table:table-cell>
              <table:table-cell office:value-type="float" office:value="3694.055">
                <text:p>3694.055</text:p>
              </table:table-cell>
              <table:table-cell office:value-type="float" office:value="281.07">
                <text:p>281.07</text:p>
              </table:table-cell>
              <table:table-cell office:value-type="float" office:value="258.1795">
                <text:p>258.1795</text:p>
              </table:table-cell>
              <table:table-cell office:value-type="float" office:value="294.39375">
                <text:p>294.3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89.8846666667">
                <text:p>19489.8846666667</text:p>
              </table:table-cell>
              <table:table-cell office:value-type="float" office:value="22734.6853333333">
                <text:p>22734.6853333333</text:p>
              </table:table-cell>
              <table:table-cell office:value-type="float" office:value="686.599">
                <text:p>686.599</text:p>
              </table:table-cell>
              <table:table-cell office:value-type="float" office:value="20176.7253333333">
                <text:p>20176.7253333333</text:p>
              </table:table-cell>
              <table:table-cell office:value-type="float" office:value="19485.6663333333">
                <text:p>19485.6663333333</text:p>
              </table:table-cell>
              <table:table-cell office:value-type="float" office:value="645.147333333333">
                <text:p>645.147333333333</text:p>
              </table:table-cell>
              <table:table-cell office:value-type="float" office:value="629.154333333333">
                <text:p>629.154333333333</text:p>
              </table:table-cell>
              <table:table-cell office:value-type="float" office:value="651.838">
                <text:p>651.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563.227">
                <text:p>113563.227</text:p>
              </table:table-cell>
              <table:table-cell office:value-type="float" office:value="124572.0495">
                <text:p>124572.0495</text:p>
              </table:table-cell>
              <table:table-cell office:value-type="float" office:value="3264.092">
                <text:p>3264.092</text:p>
              </table:table-cell>
              <table:table-cell office:value-type="float" office:value="120481.35925">
                <text:p>120481.35925</text:p>
              </table:table-cell>
              <table:table-cell office:value-type="float" office:value="107872.1925">
                <text:p>107872.1925</text:p>
              </table:table-cell>
              <table:table-cell office:value-type="float" office:value="3026.043">
                <text:p>3026.043</text:p>
              </table:table-cell>
              <table:table-cell office:value-type="float" office:value="3032.32475">
                <text:p>3032.32475</text:p>
              </table:table-cell>
              <table:table-cell office:value-type="float" office:value="3038.60475">
                <text:p>3038.6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729.7515">
                <text:p>874729.7515</text:p>
              </table:table-cell>
              <table:table-cell office:value-type="float" office:value="895128.0575">
                <text:p>895128.0575</text:p>
              </table:table-cell>
              <table:table-cell office:value-type="float" office:value="3520.3295">
                <text:p>3520.3295</text:p>
              </table:table-cell>
              <table:table-cell office:value-type="float" office:value="878714.107">
                <text:p>878714.107</text:p>
              </table:table-cell>
              <table:table-cell office:value-type="float" office:value="762721.7085">
                <text:p>762721.7085</text:p>
              </table:table-cell>
              <table:table-cell office:value-type="float" office:value="3296.9115">
                <text:p>3296.9115</text:p>
              </table:table-cell>
              <table:table-cell office:value-type="float" office:value="3348.6195">
                <text:p>3348.6195</text:p>
              </table:table-cell>
              <table:table-cell office:value-type="float" office:value="3261.145">
                <text:p>3261.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17cm" svg:y="0.316cm" chart:style-name="ch2">
          <text:p>Comparación de las podas para n*m colores</text:p>
        </chart:title>
        <chart:subtitle svg:x="5.231cm" svg:y="1.275cm" chart:style-name="ch3">
          <text:p>(escala logarítmica en base 10)</text:p>
        </chart:subtitle>
        <chart:legend chart:legend-position="end" svg:x="12.592cm" svg:y="2.458cm" style:legend-expansion="high" chart:style-name="ch4"/>
        <chart:plot-area chart:style-name="ch5" table:cell-range-address="Hoja1.J13:Hoja1.Q24" chart:data-source-has-labels="row" svg:x="1.331cm" svg:y="2.318cm" svg:width="10.621cm" svg:height="5.521cm">
          <chartooo:coordinate-region svg:x="2.878cm" svg:y="2.518cm" svg:width="8.887cm" svg:height="4.674cm"/>
          <chart:axis chart:dimension="x" chart:name="primary-x" chart:style-name="ch6">
            <chart:title svg:x="5.367cm" svg:y="8.019cm" chart:style-name="ch7">
              <text:p>Dimension(n*m)</text:p>
            </chart:title>
          </chart:axis>
          <chart:axis chart:dimension="y" chart:name="primary-y" chart:style-name="ch8">
            <chart:title svg:x="0.451cm" svg:y="6.948cm" chart:style-name="ch9">
              <text:p>Tiempo(microsegundos)</text:p>
            </chart:title>
            <chart:grid chart:style-name="ch10" chart:class="major"/>
          </chart:axis>
          <chart:series chart:style-name="ch11" chart:values-cell-range-address="Hoja1.J14:Hoja1.J24" chart:label-cell-address="Hoja1.J13:Hoja1.J13" chart:class="chart:line">
            <chart:data-point chart:repeated="11"/>
          </chart:series>
          <chart:series chart:style-name="ch12" chart:values-cell-range-address="Hoja1.K14:Hoja1.K24" chart:label-cell-address="Hoja1.K13:Hoja1.K13" chart:class="chart:line">
            <chart:data-point chart:repeated="11"/>
          </chart:series>
          <chart:series chart:style-name="ch13" chart:values-cell-range-address="Hoja1.L14:Hoja1.L24" chart:label-cell-address="Hoja1.L13:Hoja1.L13" chart:class="chart:line">
            <chart:data-point chart:repeated="11"/>
          </chart:series>
          <chart:series chart:style-name="ch14" chart:values-cell-range-address="Hoja1.M14:Hoja1.M24" chart:label-cell-address="Hoja1.M13:Hoja1.M13" chart:class="chart:line">
            <chart:data-point chart:repeated="11"/>
          </chart:series>
          <chart:series chart:style-name="ch15" chart:values-cell-range-address="Hoja1.N14:Hoja1.N24" chart:label-cell-address="Hoja1.N13:Hoja1.N13" chart:class="chart:line">
            <chart:data-point chart:repeated="11"/>
          </chart:series>
          <chart:series chart:style-name="ch16" chart:values-cell-range-address="Hoja1.O14:Hoja1.O24" chart:label-cell-address="Hoja1.O13:Hoja1.O13" chart:class="chart:line">
            <chart:data-point chart:repeated="11"/>
          </chart:series>
          <chart:series chart:style-name="ch17" chart:values-cell-range-address="Hoja1.P14:Hoja1.P24" chart:label-cell-address="Hoja1.P13:Hoja1.P13" chart:class="chart:line">
            <chart:data-point chart:repeated="11"/>
          </chart:series>
          <chart:series chart:style-name="ch18" chart:values-cell-range-address="Hoja1.Q14:Hoja1.Q24" chart:label-cell-address="Hoja1.Q13:Hoja1.Q13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Podas</text:p>
                <draw:g>
                  <svg:desc>Hoja1.J13:Hoja1.J13</svg:desc>
                </draw:g>
              </table:table-cell>
              <table:table-cell office:value-type="string">
                <text:p>Poda 3</text:p>
                <draw:g>
                  <svg:desc>Hoja1.K13:Hoja1.K13</svg:desc>
                </draw:g>
              </table:table-cell>
              <table:table-cell office:value-type="string">
                <text:p>Poda 2</text:p>
                <draw:g>
                  <svg:desc>Hoja1.L13:Hoja1.L13</svg:desc>
                </draw:g>
              </table:table-cell>
              <table:table-cell office:value-type="string">
                <text:p>Poda 1</text:p>
                <draw:g>
                  <svg:desc>Hoja1.M13:Hoja1.M13</svg:desc>
                </draw:g>
              </table:table-cell>
              <table:table-cell office:value-type="string">
                <text:p>Poda 1 y 3</text:p>
                <draw:g>
                  <svg:desc>Hoja1.N13:Hoja1.N13</svg:desc>
                </draw:g>
              </table:table-cell>
              <table:table-cell office:value-type="string">
                <text:p>Poda 1 y 2</text:p>
                <draw:g>
                  <svg:desc>Hoja1.O13:Hoja1.O13</svg:desc>
                </draw:g>
              </table:table-cell>
              <table:table-cell office:value-type="string">
                <text:p>Poda 1, 2 y 3</text:p>
                <draw:g>
                  <svg:desc>Hoja1.P13:Hoja1.P13</svg:desc>
                </draw:g>
              </table:table-cell>
              <table:table-cell office:value-type="string">
                <text:p>Poda 2 y 3</text:p>
                <draw:g>
                  <svg:desc>Hoja1.Q13:Hoja1.Q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6">
                <text:p>0.846</text:p>
                <draw:g>
                  <svg:desc>Hoja1.J14:Hoja1.J24</svg:desc>
                </draw:g>
              </table:table-cell>
              <table:table-cell office:value-type="float" office:value="0.351">
                <text:p>0.351</text:p>
                <draw:g>
                  <svg:desc>Hoja1.K14:Hoja1.K24</svg:desc>
                </draw:g>
              </table:table-cell>
              <table:table-cell office:value-type="float" office:value="0.352">
                <text:p>0.352</text:p>
                <draw:g>
                  <svg:desc>Hoja1.L14:Hoja1.L24</svg:desc>
                </draw:g>
              </table:table-cell>
              <table:table-cell office:value-type="float" office:value="0.359">
                <text:p>0.359</text:p>
                <draw:g>
                  <svg:desc>Hoja1.M14:Hoja1.M24</svg:desc>
                </draw:g>
              </table:table-cell>
              <table:table-cell office:value-type="float" office:value="0.847">
                <text:p>0.847</text:p>
                <draw:g>
                  <svg:desc>Hoja1.N14:Hoja1.N24</svg:desc>
                </draw:g>
              </table:table-cell>
              <table:table-cell office:value-type="float" office:value="0.872">
                <text:p>0.872</text:p>
                <draw:g>
                  <svg:desc>Hoja1.O14:Hoja1.O24</svg:desc>
                </draw:g>
              </table:table-cell>
              <table:table-cell office:value-type="float" office:value="0.857">
                <text:p>0.857</text:p>
                <draw:g>
                  <svg:desc>Hoja1.P14:Hoja1.P24</svg:desc>
                </draw:g>
              </table:table-cell>
              <table:table-cell office:value-type="float" office:value="0.859">
                <text:p>0.859</text:p>
                <draw:g>
                  <svg:desc>Hoja1.Q14:Hoja1.Q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28">
                <text:p>2.228</text:p>
              </table:table-cell>
              <table:table-cell office:value-type="float" office:value="0.907">
                <text:p>0.907</text:p>
              </table:table-cell>
              <table:table-cell office:value-type="float" office:value="0.631">
                <text:p>0.631</text:p>
              </table:table-cell>
              <table:table-cell office:value-type="float" office:value="0.9415">
                <text:p>0.9415</text:p>
              </table:table-cell>
              <table:table-cell office:value-type="float" office:value="2.2205">
                <text:p>2.2205</text:p>
              </table:table-cell>
              <table:table-cell office:value-type="float" office:value="1.584">
                <text:p>1.584</text:p>
              </table:table-cell>
              <table:table-cell office:value-type="float" office:value="1.542">
                <text:p>1.542</text:p>
              </table:table-cell>
              <table:table-cell office:value-type="float" office:value="1.5555">
                <text:p>1.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83">
                <text:p>10.383</text:p>
              </table:table-cell>
              <table:table-cell office:value-type="float" office:value="4.174">
                <text:p>4.174</text:p>
              </table:table-cell>
              <table:table-cell office:value-type="float" office:value="2.165">
                <text:p>2.165</text:p>
              </table:table-cell>
              <table:table-cell office:value-type="float" office:value="3.8605">
                <text:p>3.8605</text:p>
              </table:table-cell>
              <table:table-cell office:value-type="float" office:value="10.2595">
                <text:p>10.2595</text:p>
              </table:table-cell>
              <table:table-cell office:value-type="float" office:value="5.423">
                <text:p>5.423</text:p>
              </table:table-cell>
              <table:table-cell office:value-type="float" office:value="5.3195">
                <text:p>5.3195</text:p>
              </table:table-cell>
              <table:table-cell office:value-type="float" office:value="5.514">
                <text:p>5.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0126666666667">
                <text:p>28.0126666666667</text:p>
              </table:table-cell>
              <table:table-cell office:value-type="float" office:value="11.4176666666667">
                <text:p>11.4176666666667</text:p>
              </table:table-cell>
              <table:table-cell office:value-type="float" office:value="4.23266666666667">
                <text:p>4.23266666666667</text:p>
              </table:table-cell>
              <table:table-cell office:value-type="float" office:value="10.474">
                <text:p>10.474</text:p>
              </table:table-cell>
              <table:table-cell office:value-type="float" office:value="28.1693333333333">
                <text:p>28.1693333333333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10.417">
                <text:p>10.417</text:p>
              </table:table-cell>
              <table:table-cell office:value-type="float" office:value="10.0016666666667">
                <text:p>10.00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9065">
                <text:p>122.9065</text:p>
              </table:table-cell>
              <table:table-cell office:value-type="float" office:value="51.028">
                <text:p>51.028</text:p>
              </table:table-cell>
              <table:table-cell office:value-type="float" office:value="9.5455">
                <text:p>9.5455</text:p>
              </table:table-cell>
              <table:table-cell office:value-type="float" office:value="45.7595">
                <text:p>45.7595</text:p>
              </table:table-cell>
              <table:table-cell office:value-type="float" office:value="124.9965">
                <text:p>124.9965</text:p>
              </table:table-cell>
              <table:table-cell office:value-type="float" office:value="24.32">
                <text:p>24.32</text:p>
              </table:table-cell>
              <table:table-cell office:value-type="float" office:value="23.849">
                <text:p>23.849</text:p>
              </table:table-cell>
              <table:table-cell office:value-type="float" office:value="24.061">
                <text:p>24.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.4245">
                <text:p>272.4245</text:p>
              </table:table-cell>
              <table:table-cell office:value-type="float" office:value="201.26">
                <text:p>201.26</text:p>
              </table:table-cell>
              <table:table-cell office:value-type="float" office:value="26.10175">
                <text:p>26.10175</text:p>
              </table:table-cell>
              <table:table-cell office:value-type="float" office:value="180.9225">
                <text:p>180.9225</text:p>
              </table:table-cell>
              <table:table-cell office:value-type="float" office:value="251.2">
                <text:p>251.2</text:p>
              </table:table-cell>
              <table:table-cell office:value-type="float" office:value="66.3515">
                <text:p>66.3515</text:p>
              </table:table-cell>
              <table:table-cell office:value-type="float" office:value="66.919">
                <text:p>66.919</text:p>
              </table:table-cell>
              <table:table-cell office:value-type="float" office:value="65.30975">
                <text:p>65.30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9.9095">
                <text:p>1109.9095</text:p>
              </table:table-cell>
              <table:table-cell office:value-type="float" office:value="1088.599">
                <text:p>1088.599</text:p>
              </table:table-cell>
              <table:table-cell office:value-type="float" office:value="72.186">
                <text:p>72.186</text:p>
              </table:table-cell>
              <table:table-cell office:value-type="float" office:value="954.268">
                <text:p>954.268</text:p>
              </table:table-cell>
              <table:table-cell office:value-type="float" office:value="976.502">
                <text:p>976.502</text:p>
              </table:table-cell>
              <table:table-cell office:value-type="float" office:value="183.938">
                <text:p>183.938</text:p>
              </table:table-cell>
              <table:table-cell office:value-type="float" office:value="182.7395">
                <text:p>182.7395</text:p>
              </table:table-cell>
              <table:table-cell office:value-type="float" office:value="183.1445">
                <text:p>183.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5.116">
                <text:p>3715.116</text:p>
              </table:table-cell>
              <table:table-cell office:value-type="float" office:value="4234.691">
                <text:p>4234.691</text:p>
              </table:table-cell>
              <table:table-cell office:value-type="float" office:value="242.27675">
                <text:p>242.27675</text:p>
              </table:table-cell>
              <table:table-cell office:value-type="float" office:value="3769.172">
                <text:p>3769.172</text:p>
              </table:table-cell>
              <table:table-cell office:value-type="float" office:value="3694.055">
                <text:p>3694.055</text:p>
              </table:table-cell>
              <table:table-cell office:value-type="float" office:value="281.07">
                <text:p>281.07</text:p>
              </table:table-cell>
              <table:table-cell office:value-type="float" office:value="258.1795">
                <text:p>258.1795</text:p>
              </table:table-cell>
              <table:table-cell office:value-type="float" office:value="294.39375">
                <text:p>294.3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89.8846666667">
                <text:p>19489.8846666667</text:p>
              </table:table-cell>
              <table:table-cell office:value-type="float" office:value="22734.6853333333">
                <text:p>22734.6853333333</text:p>
              </table:table-cell>
              <table:table-cell office:value-type="float" office:value="686.599">
                <text:p>686.599</text:p>
              </table:table-cell>
              <table:table-cell office:value-type="float" office:value="20176.7253333333">
                <text:p>20176.7253333333</text:p>
              </table:table-cell>
              <table:table-cell office:value-type="float" office:value="19485.6663333333">
                <text:p>19485.6663333333</text:p>
              </table:table-cell>
              <table:table-cell office:value-type="float" office:value="645.147333333333">
                <text:p>645.147333333333</text:p>
              </table:table-cell>
              <table:table-cell office:value-type="float" office:value="629.154333333333">
                <text:p>629.154333333333</text:p>
              </table:table-cell>
              <table:table-cell office:value-type="float" office:value="651.838">
                <text:p>651.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563.227">
                <text:p>113563.227</text:p>
              </table:table-cell>
              <table:table-cell office:value-type="float" office:value="124572.0495">
                <text:p>124572.0495</text:p>
              </table:table-cell>
              <table:table-cell office:value-type="float" office:value="3264.092">
                <text:p>3264.092</text:p>
              </table:table-cell>
              <table:table-cell office:value-type="float" office:value="120481.35925">
                <text:p>120481.35925</text:p>
              </table:table-cell>
              <table:table-cell office:value-type="float" office:value="107872.1925">
                <text:p>107872.1925</text:p>
              </table:table-cell>
              <table:table-cell office:value-type="float" office:value="3026.043">
                <text:p>3026.043</text:p>
              </table:table-cell>
              <table:table-cell office:value-type="float" office:value="3032.32475">
                <text:p>3032.32475</text:p>
              </table:table-cell>
              <table:table-cell office:value-type="float" office:value="3038.60475">
                <text:p>3038.6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729.7515">
                <text:p>874729.7515</text:p>
              </table:table-cell>
              <table:table-cell office:value-type="float" office:value="895128.0575">
                <text:p>895128.0575</text:p>
              </table:table-cell>
              <table:table-cell office:value-type="float" office:value="3520.3295">
                <text:p>3520.3295</text:p>
              </table:table-cell>
              <table:table-cell office:value-type="float" office:value="878714.107">
                <text:p>878714.107</text:p>
              </table:table-cell>
              <table:table-cell office:value-type="float" office:value="762721.7085">
                <text:p>762721.7085</text:p>
              </table:table-cell>
              <table:table-cell office:value-type="float" office:value="3296.9115">
                <text:p>3296.9115</text:p>
              </table:table-cell>
              <table:table-cell office:value-type="float" office:value="3348.6195">
                <text:p>3348.6195</text:p>
              </table:table-cell>
              <table:table-cell office:value-type="float" office:value="3261.145">
                <text:p>3261.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